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adius of Turn OC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&lt;-Input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Width</text:p>
          </table:table-cell>
          <table:table-cell office:value-type="float" office:value="10.125" calcext:value-type="float">
            <text:p>10.125</text:p>
          </table:table-cell>
          <table:table-cell table:style-name="ce7"/>
          <table:table-cell table:number-columns-repeated="8"/>
        </table:table-row>
        <table:table-row table:style-name="ro1">
          <table:table-cell table:style-name="ce2" office:value-type="string" calcext:value-type="string">
            <text:p>Length</text:p>
          </table:table-cell>
          <table:table-cell office:value-type="float" office:value="10.125" calcext:value-type="float">
            <text:p>10.125</text:p>
          </table:table-cell>
          <table:table-cell table:style-name="ce7"/>
          <table:table-cell table:number-columns-repeated="8"/>
        </table:table-row>
        <table:table-row table:style-name="ro1">
          <table:table-cell table:style-name="ce2" office:value-type="string" calcext:value-type="string">
            <text:p>Center of Chassis to Wheel</text:p>
          </table:table-cell>
          <table:table-cell table:formula="of:=SQRT([.B2]^2+[.B3]^2)" office:value-type="float" office:value="14.3189123190276" calcext:value-type="float">
            <text:p>14.318912319</text:p>
          </table:table-cell>
          <table:table-cell table:style-name="ce7"/>
          <table:table-cell table:number-columns-repeated="8"/>
        </table:table-row>
        <table:table-row table:style-name="ro1">
          <table:table-cell table:style-name="ce2" office:value-type="string" calcext:value-type="string">
            <text:p>Constant Chassis Angle</text:p>
          </table:table-cell>
          <table:table-cell table:formula="of:=ACOS([.B2]/[.B4])" office:value-type="float" office:value="0.785398163397448" calcext:value-type="float">
            <text:p>0.7853981634</text:p>
          </table:table-cell>
          <table:table-cell table:style-name="ce7" table:formula="of:=[.B5]*180/PI()" office:value-type="float" office:value="45" calcext:value-type="float">
            <text:p>45</text:p>
          </table:table-cell>
          <table:table-cell office:value-type="string" calcext:value-type="string">
            <text:p>&lt;-Degrees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Supp. Constant Chassis Angle</text:p>
          </table:table-cell>
          <table:table-cell table:style-name="ce5" table:formula="of:=PI()-[.B5]" office:value-type="float" office:value="2.35619449019234" calcext:value-type="float">
            <text:p>2.3561944902</text:p>
          </table:table-cell>
          <table:table-cell table:style-name="ce8" table:formula="of:=[.B6]*180/PI()" office:value-type="float" office:value="135" calcext:value-type="float">
            <text:p>135</text:p>
          </table:table-cell>
          <table:table-cell office:value-type="string" calcext:value-type="string">
            <text:p>&lt;-Degree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ront Left</text:p>
          </table:table-cell>
          <table:table-cell table:number-columns-repeated="4"/>
          <table:table-cell office:value-type="string" calcext:value-type="string">
            <text:p>Front Righ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rigin to Wheel</text:p>
          </table:table-cell>
          <table:table-cell table:formula="of:=IF([.B1]&gt;0;SQRT([.B1]^2+[.B4]^2-2*([.B1])*([.B4])*COS([.B5]));SQRT([.B1]^2+[.B4]^2-2*ABS([.B1])*[.B4]*COS([.B6])))" office:value-type="float" office:value="10.1257715755393" calcext:value-type="float">
            <text:p>10.1257715755</text:p>
          </table:table-cell>
          <table:table-cell table:number-columns-repeated="3"/>
          <table:table-cell office:value-type="string" calcext:value-type="string">
            <text:p>Origin to Wheel</text:p>
          </table:table-cell>
          <table:table-cell table:style-name="ce9" table:formula="of:=IF([.B1]&gt;0;SQRT([.B1]^2+[.B4]^2-2*ABS([.B1])*([.B4])*COS([.B6]));SQRT([.B1]^2+[.B4]^2-2*ABS([.B1])*[.B4]*COS([.B5])))" office:value-type="float" office:value="22.5284542301508" calcext:value-type="float">
            <text:p>22.52845423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tation of Wheel</text:p>
          </table:table-cell>
          <table:table-cell table:formula="of:=IF([.B1]&gt;=0;IF([.B1]&lt;[.B2];-ASIN([.B4]*SIN([.B5])/[.D10]) ;ASIN([.B4]*SIN([.B5])/[.D10]) );-ASIN([.B4]*SIN([.B6])/[.D10]) )" office:value-type="float" office:value="-1.55845127495066" calcext:value-type="float">
            <text:p>-1.558451275</text:p>
          </table:table-cell>
          <table:table-cell table:formula="of:=[.D11]*180/PI()" office:value-type="float" office:value="-89.2926806314549" calcext:value-type="float">
            <text:p>-89.2926806315</text:p>
          </table:table-cell>
          <table:table-cell office:value-type="string" calcext:value-type="string">
            <text:p>&lt;-Output(Degrees)</text:p>
          </table:table-cell>
          <table:table-cell/>
          <table:table-cell office:value-type="string" calcext:value-type="string">
            <text:p>Rotation of Wheel</text:p>
          </table:table-cell>
          <table:table-cell table:style-name="ce9" table:formula="of:=IF([.B1]&lt;0;IF(ABS([.B1])&lt;[.B2];ASIN([.B4]*SIN([.B5])/[.I10]);-ASIN([.B4]*SIN([.B5])/[.I10]));ASIN([.B4]*SIN([.B6])/[.I10]))" office:value-type="float" office:value="0.466128993486107" calcext:value-type="float">
            <text:p>0.4661289935</text:p>
          </table:table-cell>
          <table:table-cell table:formula="of:=[.I11]*180/PI()" office:value-type="float" office:value="26.707224035435" calcext:value-type="float">
            <text:p>26.7072240354</text:p>
          </table:table-cell>
          <table:table-cell office:value-type="string" calcext:value-type="string">
            <text:p>&lt;-Output(Degrees)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ack Left</text:p>
          </table:table-cell>
          <table:table-cell table:number-columns-repeated="4"/>
          <table:table-cell office:value-type="string" calcext:value-type="string">
            <text:p>Back Righ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rigin to Wheel</text:p>
          </table:table-cell>
          <table:table-cell table:style-name="ce9" table:formula="of:=IF([.B1]&gt;0;SQRT([.B1]^2+[.B4]^2-2*([.B1])*([.B4])*COS([.B5]));SQRT([.B1]^2+[.B4]^2-2*ABS([.B1])*[.B4]*COS([.B6])))" office:value-type="float" office:value="10.1257715755393" calcext:value-type="float">
            <text:p>10.1257715755</text:p>
          </table:table-cell>
          <table:table-cell table:number-columns-repeated="3"/>
          <table:table-cell office:value-type="string" calcext:value-type="string">
            <text:p>Origin to Wheel</text:p>
          </table:table-cell>
          <table:table-cell table:formula="of:=SQRT([.B1]^2+[.B4]^2-(2*[.B1]*[.B4]*COS([.B6])))" office:value-type="float" office:value="22.5284542301508" calcext:value-type="float">
            <text:p>22.52845423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tation of Wheel</text:p>
          </table:table-cell>
          <table:table-cell table:style-name="ce9" table:formula="of:=IF([.B1]&gt;=0;IF([.B1]&lt;[.B2];ASIN([.B4]*SIN([.B5])/[.D10]) ;-ASIN([.B4]*SIN([.B5])/[.D10]) );ASIN([.B4]*SIN([.B6])/[.D10]) )" office:value-type="float" office:value="1.55845127495066" calcext:value-type="float">
            <text:p>1.558451275</text:p>
          </table:table-cell>
          <table:table-cell table:formula="of:=[.D17]*180/PI()" office:value-type="float" office:value="89.2926806314549" calcext:value-type="float">
            <text:p>89.2926806315</text:p>
          </table:table-cell>
          <table:table-cell office:value-type="string" calcext:value-type="string">
            <text:p>&lt;-Output(Degrees)</text:p>
          </table:table-cell>
          <table:table-cell/>
          <table:table-cell office:value-type="string" calcext:value-type="string">
            <text:p>Rotation of Wheel</text:p>
          </table:table-cell>
          <table:table-cell table:style-name="ce9" table:formula="of:=IF([.B1]&lt;0;IF(ABS([.B1])&lt;[.B2];-ASIN([.B4]*SIN([.B5])/[.I10]);ASIN([.B4]*SIN([.B5])/[.I10]));-ASIN([.B4]*SIN([.B6])/[.I10]))" office:value-type="float" office:value="-0.466128993486107" calcext:value-type="float">
            <text:p>-0.4661289935</text:p>
          </table:table-cell>
          <table:table-cell table:formula="of:=[.I17]*180/PI()" office:value-type="float" office:value="-26.707224035435" calcext:value-type="float">
            <text:p>-26.7072240354</text:p>
          </table:table-cell>
          <table:table-cell office:value-type="string" calcext:value-type="string">
            <text:p>&lt;-Output(Degree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00-00-00</text:date>, <text:time style:data-style-name="N2" text:time-value="15:02:39.760031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11:27:47.937307501</meta:creation-date>
    <dc:date>2014-10-28T15:08:13.998588088</dc:date>
    <meta:editing-duration>PT14H49M41S</meta:editing-duration>
    <meta:editing-cycles>11</meta:editing-cycles>
    <meta:generator>LibreOffice/4.2.6.3$Linux_X86_64 LibreOffice_project/420m0$Build-3</meta:generator>
    <meta:document-statistic meta:table-count="1" meta:cell-count="45" meta:object-count="0"/>
  </office:meta>
</office:document-meta>
</file>